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text-properties fo:font-weight="bold" officeooo:paragraph-rsid="0014b787" style:font-weight-asian="bold" style:font-weight-complex="bold"/>
    </style:style>
    <style:style style:name="P3" style:family="paragraph" style:parent-style-name="Preformatted_20_Text">
      <style:text-properties fo:font-weight="bold" officeooo:rsid="0047394e" officeooo:paragraph-rsid="0047394e" style:font-weight-asian="bold" style:font-weight-complex="bold"/>
    </style:style>
    <style:style style:name="P4" style:family="paragraph" style:parent-style-name="Preformatted_20_Text">
      <style:paragraph-properties fo:text-align="start" style:justify-single-word="false"/>
      <style:text-properties fo:font-weight="bold" officeooo:rsid="0047394e" officeooo:paragraph-rsid="0047394e" style:font-weight-asian="bold" style:font-weight-complex="bold"/>
    </style:style>
    <style:style style:name="P5" style:family="paragraph" style:parent-style-name="Preformatted_20_Text">
      <style:paragraph-properties fo:text-align="start" style:justify-single-word="false"/>
      <style:text-properties fo:font-weight="bold" officeooo:paragraph-rsid="001198a2" style:font-weight-asian="bold" style:font-weight-complex="bold"/>
    </style:style>
    <style:style style:name="P6" style:family="paragraph" style:parent-style-name="Preformatted_20_Text">
      <style:text-properties fo:font-weight="normal" style:font-weight-asian="normal" style:font-weight-complex="normal"/>
    </style:style>
    <style:style style:name="P7" style:family="paragraph" style:parent-style-name="Preformatted_20_Text">
      <style:paragraph-properties fo:text-align="center" style:justify-single-word="false"/>
      <style:text-properties fo:font-size="7pt" style:font-size-asian="7pt" style:font-size-complex="7pt"/>
    </style:style>
    <style:style style:name="P8" style:family="paragraph" style:parent-style-name="Preformatted_20_Text">
      <style:paragraph-properties fo:text-align="center" style:justify-single-word="false"/>
      <style:text-properties fo:font-size="7pt" fo:font-weight="bold" officeooo:paragraph-rsid="001198a2" style:font-size-asian="7pt" style:font-weight-asian="bold" style:font-size-complex="7pt" style:font-weight-complex="bold"/>
    </style:style>
    <style:style style:name="P9" style:family="paragraph" style:parent-style-name="Preformatted_20_Text">
      <style:paragraph-properties fo:text-align="center" style:justify-single-word="false"/>
    </style:style>
    <style:style style:name="P10" style:family="paragraph" style:parent-style-name="Preformatted_20_Text">
      <style:text-properties officeooo:paragraph-rsid="0014b787"/>
    </style:style>
    <style:style style:name="P11" style:family="paragraph" style:parent-style-name="Preformatted_20_Text">
      <style:paragraph-properties fo:text-align="end" style:justify-single-word="false"/>
      <style:text-properties fo:font-size="6pt" fo:font-weight="normal" officeooo:rsid="001a69fb" officeooo:paragraph-rsid="0022e60a" style:font-size-asian="6pt" style:font-weight-asian="normal" style:font-size-complex="6pt" style:font-weight-complex="normal"/>
    </style:style>
    <style:style style:name="P12" style:family="paragraph" style:parent-style-name="Preformatted_20_Text">
      <style:text-properties officeooo:paragraph-rsid="0028b8a0"/>
    </style:style>
    <style:style style:name="P13" style:family="paragraph" style:parent-style-name="Preformatted_20_Text">
      <style:text-properties officeooo:paragraph-rsid="00316c51"/>
    </style:style>
    <style:style style:name="P14" style:family="paragraph" style:parent-style-name="Preformatted_20_Text">
      <style:text-properties officeooo:rsid="0047394e" officeooo:paragraph-rsid="0047394e"/>
    </style:style>
    <style:style style:name="P15" style:family="paragraph" style:parent-style-name="Heading_20_1">
      <style:paragraph-properties fo:text-align="center" style:justify-single-word="false"/>
      <style:text-properties officeooo:rsid="00394205" officeooo:paragraph-rsid="00394205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22e60a" style:font-weight-asian="normal" style:font-weight-complex="normal"/>
    </style:style>
    <style:style style:name="T3" style:family="text">
      <style:text-properties fo:font-weight="normal" officeooo:rsid="0028b8a0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2e60a" style:font-weight-asian="bold" style:font-weight-complex="bold"/>
    </style:style>
    <style:style style:name="T6" style:family="text">
      <style:text-properties fo:font-weight="bold" officeooo:rsid="0028b8a0" style:font-weight-asian="bold" style:font-weight-complex="bold"/>
    </style:style>
    <style:style style:name="T7" style:family="text">
      <style:text-properties fo:font-weight="bold" officeooo:rsid="0029f66c" style:font-weight-asian="bold" style:font-weight-complex="bold"/>
    </style:style>
    <style:style style:name="T8" style:family="text">
      <style:text-properties fo:font-weight="bold" officeooo:rsid="002eb5a0" style:font-weight-asian="bold" style:font-weight-complex="bold"/>
    </style:style>
    <style:style style:name="T9" style:family="text">
      <style:text-properties fo:font-weight="bold" officeooo:rsid="004bd810" style:font-weight-asian="bold" style:font-weight-complex="bold"/>
    </style:style>
    <style:style style:name="T10" style:family="text">
      <style:text-properties fo:font-weight="bold" officeooo:rsid="005e53cf" style:font-weight-asian="bold" style:font-weight-complex="bold"/>
    </style:style>
    <style:style style:name="T11" style:family="text">
      <style:text-properties fo:font-size="7pt" style:font-size-asian="7pt" style:font-size-complex="7pt"/>
    </style:style>
    <style:style style:name="T12" style:family="text">
      <style:text-properties fo:font-size="7pt" fo:font-weight="bold" style:font-size-asian="7pt" style:font-weight-asian="bold" style:font-size-complex="7pt" style:font-weight-complex="bold"/>
    </style:style>
    <style:style style:name="T13" style:family="text">
      <style:text-properties officeooo:rsid="001a69fb"/>
    </style:style>
    <style:style style:name="T14" style:family="text">
      <style:text-properties officeooo:rsid="001d3769"/>
    </style:style>
    <style:style style:name="T15" style:family="text">
      <style:text-properties officeooo:rsid="0022e60a"/>
    </style:style>
    <style:style style:name="T16" style:family="text">
      <style:text-properties officeooo:rsid="0029f66c"/>
    </style:style>
    <style:style style:name="T17" style:family="text">
      <style:text-properties officeooo:rsid="002b749d"/>
    </style:style>
    <style:style style:name="T18" style:family="text">
      <style:text-properties officeooo:rsid="002eb5a0"/>
    </style:style>
    <style:style style:name="T19" style:family="text">
      <style:text-properties officeooo:rsid="00331451"/>
    </style:style>
    <style:style style:name="T20" style:family="text">
      <style:text-properties officeooo:rsid="00426e3f"/>
    </style:style>
    <style:style style:name="T21" style:family="text">
      <style:text-properties officeooo:rsid="004bd810"/>
    </style:style>
    <style:style style:name="T22" style:family="text">
      <style:text-properties officeooo:rsid="00509103"/>
    </style:style>
    <style:style style:name="T23" style:family="text">
      <style:text-properties officeooo:rsid="00540343"/>
    </style:style>
    <style:style style:name="T24" style:family="text">
      <style:text-properties officeooo:rsid="005762c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5" text:outline-level="1">Dvorak² no-dead-keys <text:s/>₍₁₂ ₁₂ ₁₂ ₈₎</text:h>
      <text:p text:style-name="P9"><text:span text:style-name="T12">_LTR</text:span><text:span text:style-name="T11"> (LeTteRs, standard Dvorak) <text:s/></text:span><text:s text:c="3"/></text:p>
      <text:p text:style-name="P1">Esc <text:s text:c="6"/>'" <text:s text:c="3"/>,&lt; <text:s text:c="3"/>.&gt; <text:s text:c="3"/>pP <text:s text:c="3"/>yY <text:s text:c="3"/><text:span text:style-name="T1">|</text:span> fF <text:s text:c="3"/>gG <text:s text:c="3"/>cC <text:s text:c="3"/>rR <text:s text:c="3"/>lL <text:s text:c="5"/>Bksp </text:p>
      <text:p text:style-name="P1">Tab+LCtl <text:s/>aA <text:s text:c="3"/>oO <text:s text:c="3"/>eE <text:s text:c="3"/>uU <text:s text:c="3"/>iI <text:s text:c="3"/><text:span text:style-name="T1">|</text:span> dD <text:s text:c="3"/>hH <text:s text:c="3"/>tT <text:s text:c="3"/>nN <text:s text:c="3"/>sS <text:s text:c="8"/>-_</text:p>
      <text:p text:style-name="P1">L<text:span text:style-name="T21">S</text:span>ht<text:span text:style-name="T19">+_PAD </text:span>;: <text:s text:c="3"/>qQ <text:s text:c="3"/>jJ <text:s text:c="3"/>kK <text:s text:c="3"/>xX <text:s text:c="3"/><text:span text:style-name="T1">|</text:span> bB <text:s text:c="3"/>mM <text:s text:c="3"/>wW <text:s text:c="3"/>vV <text:s text:c="3"/>zZ <text:s/>RSht<text:span text:style-name="T16">+_FUN</text:span></text:p>
      <text:p text:style-name="P6">------------------------------------------------------------------</text:p>
      <text:p text:style-name="P1">Left+LAlt Del+_ACC _NSY <text:s/>Enter+_MOV<text:span text:style-name="T1">|</text:span> Space _NSY <text:s text:c="2"/><text:span text:style-name="T18">LGUI</text:span> <text:s/>Right+_DRA</text:p>
      <text:p text:style-name="P14">##################################################################################</text:p>
      <text:p text:style-name="P7"><text:span text:style-name="T4">_NSY</text:span> (Numbers and SYmbols)</text:p>
      <text:p text:style-name="Preformatted_20_Text"><text:span text:style-name="T4">BASE <text:s text:c="4"/>! <text:s text:c="4"/>@ <text:s text:c="4"/># <text:s text:c="4"/>$ <text:s text:c="4"/>% <text:s text:c="4"/></text:span><text:span text:style-name="T1">|</text:span><text:span text:style-name="T4"> ^ <text:s text:c="4"/>&amp; <text:s text:c="4"/>* <text:s text:c="4"/>( <text:s text:c="3"/>) <text:s text:c="5"/>Bspc</text:span></text:p>
      <text:p text:style-name="P1">Tab+LCtl 1! <text:s text:c="3"/>2@ <text:s text:c="3"/>3# <text:s text:c="3"/>4$ <text:s text:c="3"/>5% <text:s text:c="3"/><text:span text:style-name="T1">|</text:span> 6^ <text:s text:c="3"/>7&amp; <text:s text:c="3"/>8* <text:s text:c="3"/>9( <text:s text:c="2"/>0) <text:s/>`~+RCtl</text:p>
      <text:p text:style-name="P1">-+LSft <text:s text:c="2"/>[{ <text:s text:c="3"/>]} <text:s text:c="3"/>/? <text:s text:c="3"/>\| <text:s text:c="3"/>=+ <text:s text:c="3"/><text:span text:style-name="T1">|</text:span> + <text:s text:c="4"/>| <text:s text:c="4"/>? <text:s text:c="4"/>{ <text:s text:c="4"/>} <text:s text:c="2"/>`+RSft</text:p>
      <text:p text:style-name="Preformatted_20_Text">----------------------------------------------------------</text:p>
      <text:p text:style-name="P1">Left+LAlt Del <text:s text:c="2"/>___ <text:s text:c="2"/>Ent <text:s/><text:span text:style-name="T1">|</text:span> . <text:s text:c="2"/>___ <text:s text:c="2"/><text:span text:style-name="T18">LGUI</text:span> <text:s text:c="4"/>Right+RAlt</text:p>
      <text:p text:style-name="P14">##################################################################################</text:p>
      <text:p text:style-name="P9"><text:span text:style-name="T12">_FUN</text:span><text:span text:style-name="T11"> (F-keys, Layer access, Set BASE key direction)</text:span></text:p>
      <text:p text:style-name="P2">BASE: NUMS: FUN<text:span text:style-name="T14">&lt;</text:span> <text:s/>_MOV <text:s/>_RAR <text:s/>_<text:span text:style-name="T22">PAD</text:span> <text:s/><text:span text:style-name="T1">|</text:span> ACCE: DRAW: xxx <text:s text:c="2"/>xxx <text:s text:c="2"/>xxx <text:s/>!<text:span text:style-name="T13">Descr</text:span></text:p>
      <text:p text:style-name="P2">LCtl <text:s/>F1 <text:s text:c="3"/>F2 <text:s text:c="3"/>F3 <text:s text:c="3"/>F4 <text:s text:c="3"/>F5 <text:s text:c="3"/><text:span text:style-name="T1">|</text:span> F6 <text:s text:c="3"/>F7 <text:s text:c="3"/>F8 <text:s text:c="3"/>F9 <text:s text:c="3"/>F10 <text:s text:c="3"/>RCtl</text:p>
      <text:p text:style-name="P2">LSft <text:s/>F11 <text:s text:c="2"/>F12 <text:s text:c="2"/>F13 <text:s text:c="2"/>F14 <text:s text:c="2"/>F15 <text:s text:c="2"/><text:span text:style-name="T1">|</text:span> F16 <text:s text:c="2"/>F17 <text:s text:c="2"/>F18 <text:s text:c="2"/>F19 <text:s text:c="2"/>F20 <text:s text:c="3"/>RSft</text:p>
      <text:p text:style-name="P10">---------------------------------------------------------</text:p>
      <text:p text:style-name="P2">LAlt <text:s/>LCtl&amp; <text:s/><text:span text:style-name="T20">RGUI</text:span> <text:s/>LCtl&amp; <text:span text:style-name="T1">|</text:span> LSft&amp; <text:s/>+LCtl&amp;LSft <text:span text:style-name="T17"><text:s/>LGUI</text:span> <text:s text:c="2"/>RAlt</text:p>
      <text:p text:style-name="P2"><text:s text:c="6"/>LSft <text:s text:c="8"/>LAlt <text:s/><text:span text:style-name="T1">|</text:span> LAlt <text:s text:c="2"/>&amp;LAlt <text:s text:c="6"/></text:p>
      <text:p text:style-name="P2"><text:s text:c="6"/>+xxx <text:s text:c="8"/>+xxx <text:s/><text:span text:style-name="T1">|</text:span> +xxx <text:s text:c="2"/>+xxx <text:s text:c="2"/></text:p>
      <text:p text:style-name="P14">##################################################################################</text:p>
      <text:p text:style-name="P7"><text:span text:style-name="T4">_MOV</text:span> (MOVement, mouse movement on left hand)</text:p>
      <text:p text:style-name="P1">BASE <text:s text:c="2"/>PgDn <text:s/>Up <text:s text:c="3"/>PgUp <text:s/>Home <text:s/>Btn3 <text:s/>| xxx <text:s text:c="2"/>WhDn <text:s/>MsUp <text:s/>WhU <text:s text:c="2"/>WhLft Bksp</text:p>
      <text:p text:style-name="P1">LCtl <text:s text:c="2"/>Left <text:s/>Down <text:s/>Right End <text:s text:c="2"/>Btn1 <text:s/>| Btn1 <text:s/>MsLft MsDn <text:s/>MsRht WhRht RCtl</text:p>
      <text:p text:style-name="P1">LSft*- xxx <text:s text:c="2"/>Acc2 <text:s/>Acc1 <text:s/>Acc0 <text:s/>Btn2 <text:s/>| xxx <text:s text:c="2"/>Btn2 <text:s/>Btn3 <text:s/>Btn4 <text:s/>Btn5 <text:s/>RSft</text:p>
      <text:p text:style-name="Preformatted_20_Text">-----------------------------------------------</text:p>
      <text:p text:style-name="Preformatted_20_Text"><text:span text:style-name="T4">LAlt <text:s/>Del <text:s text:c="2"/>Ent <text:s text:c="2"/>___ </text:span><text:span text:style-name="T1">|</text:span><text:span text:style-name="T4"> PgUp <text:s/>PgDn <text:s/></text:span><text:span text:style-name="T8">L</text:span><text:span text:style-name="T7">GUI</text:span><text:span text:style-name="T4"> <text:s text:c="2"/>RAlt</text:span></text:p>
      <text:p text:style-name="P14">##################################################################################</text:p>
      <text:p text:style-name="P7"><text:span text:style-name="T4">_RAR</text:span> (RARely used keys) (Only through _FUN layer)</text:p>
      <text:p text:style-name="P1">BASE <text:s/>xxx <text:s text:c="3"/>xxx <text:s text:c="2"/>xxx <text:s text:c="3"/>xxx <text:s text:c="3"/>xxx <text:s text:c="2"/>| xxx <text:s text:c="2"/>Play <text:s/>Next <text:s/>Prev <text:s/>Stop <text:s text:c="2"/>NumL</text:p>
      <text:p text:style-name="P1">P <text:s text:c="4"/>Power• Wake• Sleep• Pause• ScrLk | PrtSc xxx <text:s text:c="2"/>Vol+ <text:s/>Vol- <text:s/>Mute <text:s text:c="2"/>CapL</text:p>
      <text:p text:style-name="P1">Ü <text:s text:c="4"/>uLNX <text:s text:c="2"/>uBSD <text:s/>uOSX <text:s text:c="2"/>uWIN <text:s text:c="2"/>uWNC <text:s/>| xxx <text:s text:c="2"/>xxx <text:s text:c="2"/>xxx <text:s text:c="2"/>xxx <text:s text:c="2"/>Insert xxx</text:p>
      <text:p text:style-name="P1">--------------------------------------------------</text:p>
      <text:p text:style-name="P1">MLed <text:s/>SLeds RGUI <text:s/>xxx <text:s/>| RSft(•) <text:s text:c="2"/>xxx <text:s text:c="2"/>LGUI <text:s/>App <text:s/></text:p>
      <text:p text:style-name="P4">##################################################################################</text:p>
      <text:p text:style-name="P8"><text:s text:c="5"/>Layer _PAD Numbers Pad (special symbol versions)</text:p>
      <text:p text:style-name="P5">BASE <text:s text:c="4"/>xxx <text:s text:c="2"/>xxx <text:s text:c="2"/>.DEL <text:s/>4LEFT 2DOWN | 8UP <text:s text:c="2"/>6RGHT * <text:s text:c="4"/>xxx <text:s text:c="2"/>xxx <text:s text:c="2"/>Bspc</text:p>
      <text:p text:style-name="P5">LCtl <text:s text:c="4"/>1END <text:s/>2DOWN 3PGDN 4LEFT 5 <text:s text:c="4"/>| 6RGHT 7HOME 8UP <text:s text:c="2"/>9PGUP 0INS <text:s text:c="4"/>-</text:p>
      <text:p text:style-name="P5">LSft <text:s text:c="4"/>xxx <text:s text:c="2"/>xxx <text:s text:c="2"/>/ <text:s text:c="4"/>xxx <text:s text:c="2"/>= <text:s text:c="4"/>| + <text:s text:c="4"/>3PGDN 1END <text:s/>7HOME 9PGUP RSft</text:p>
      <text:p text:style-name="P5">LAlt <text:s text:c="4"/>Del <text:s text:c="2"/><text:span text:style-name="T23">Tab</text:span> <text:s text:c="2"/>ENT <text:s/>| <text:s/>NUML <text:s/>xxx <text:s text:c="2"/>LGUI <text:s/>RAlt</text:p>
      <text:p text:style-name="P4">##################################################################################</text:p>
      <text:p text:style-name="P7"><text:span text:style-name="T4">_ACC</text:span> (ACCented characters, see _RAR layer for input modes)</text:p>
      <text:p text:style-name="P1">BASE <text:s/>áÁ <text:s text:c="3"/>óÓ <text:s text:c="3"/>éÉ <text:s text:c="3"/>úÚ <text:s text:c="3"/>íÍ <text:s text:c="3"/><text:span text:style-name="T1">|</text:span> ýÝ <text:s text:c="3"/>ĳĲ <text:s text:c="3"/>çÇ <text:s text:c="3"/>øØ <text:s text:c="3"/>åÅ <text:s text:c="3"/>Bspc</text:p>
      <text:p text:style-name="P1"><text:span text:style-name="T24">Tab </text:span><text:s text:c="2"/>äÄ <text:s text:c="3"/>öÖ <text:s text:c="3"/>ëË <text:s text:c="3"/>üÜ <text:s text:c="3"/>ïÏ <text:s text:c="3"/><text:span text:style-name="T1">|</text:span> ÿŸ <text:s text:c="3"/>œŒ <text:s text:c="3"/>æÆ <text:s text:c="3"/>ñÑ <text:s text:c="4"/>ß <text:s text:c="3"/>RCtl</text:p>
      <text:p text:style-name="P1">LSht <text:s/>àÀ <text:s text:c="3"/>òÒ <text:s text:c="3"/>èÈ <text:s text:c="3"/>ùÙ <text:s text:c="3"/>ìÌ <text:s text:c="3"/><text:span text:style-name="T1">|</text:span> îÎ <text:s text:c="3"/>ûÛ <text:s text:c="3"/>êÊ <text:s text:c="3"/>ôÔ <text:s text:c="3"/>âÂ <text:s text:c="3"/>RSht</text:p>
      <text:p text:style-name="Preformatted_20_Text">----------------------------------------------</text:p>
      <text:p text:style-name="Preformatted_20_Text"><text:span text:style-name="T4">LAlt <text:s/>___ <text:s/></text:span><text:span text:style-name="T8">R</text:span><text:span text:style-name="T4">GUI <text:s/>Ent <text:s/></text:span><text:span text:style-name="T1">|</text:span><text:span text:style-name="T4"> Spc <text:s text:c="2"/></text:span><text:span text:style-name="T7">xxx </text:span><text:span text:style-name="T4"><text:s text:c="2"/></text:span><text:span text:style-name="T8">L</text:span><text:span text:style-name="T7">GUI</text:span><text:span text:style-name="T4"> <text:s text:c="2"/></text:span><text:span text:style-name="T9">xxx</text:span></text:p>
      <text:p text:style-name="P3">##################################################################################</text:p>
      <text:p text:style-name="P7">Layer _DRA (DRAwings, whatever else)</text:p>
      <text:p text:style-name="P12"><text:span text:style-name="T5">BASE <text:s/>„“ <text:s text:c="3"/>” <text:s text:c="4"/>¤£ <text:s text:c="3"/>∅ ¢ <text:s text:c="2"/>±ƒ <text:s text:c="2"/></text:span><text:span text:style-name="T2"><text:s/>| ❦♥ </text:span><text:span text:style-name="T5"><text:s text:c="3"/>:</text:span><text:span text:style-name="T6">):( <text:s text:c="2"/>👍👎 <text:s text:c="2"/>⁽₍ <text:s text:c="3"/>⁾₎ <text:s/></text:span><text:span text:style-name="T3"><text:s/></text:span><text:span text:style-name="T6">Bspc</text:span><text:span text:style-name="T3">⁽¹⁾</text:span></text:p>
      <text:p text:style-name="P1">LCtl <text:s/>¹₁ <text:s text:c="3"/>²₂ <text:s text:c="3"/>³₃ <text:s text:c="3"/>⁴₄ <text:s text:c="3"/>⁵₅ <text:s text:c="3"/><text:span text:style-name="T1">|</text:span> ⁶₆ <text:s text:c="3"/>⁷₇ <text:s text:c="3"/>⁸₈ <text:s text:c="4"/>⁹₉ <text:s text:c="3"/>⁰₀ <text:s text:c="3"/>RCtl</text:p>
      <text:p text:style-name="P1">LSft 「─ <text:s text:c="3"/>」━ <text:s text:c="3"/>°〇 <text:s text:c="2"/>•§ <text:s text:c="3"/><text:span text:style-name="T1">…·</text:span> <text:s text:c="2"/><text:span text:style-name="T1">|</text:span> ⮘⮙ <text:s text:c="3"/>⮚⮛ <text:s text:c="3"/>¿¡ <text:s text:c="2"/>《┄ <text:s text:c="3"/>》┅ <text:s text:c="2"/>RSft</text:p>
      <text:p text:style-name="P13">-----------------------------------------------</text:p>
      <text:p text:style-name="P13"><text:span text:style-name="T4">LAlt <text:s/></text:span><text:span text:style-name="T10">Del</text:span><text:span text:style-name="T4"> <text:s/></text:span><text:span text:style-name="T8">R</text:span><text:span text:style-name="T7">GUI</text:span><text:span text:style-name="T4"> <text:s text:c="2"/>Ent <text:s/></text:span><text:span text:style-name="T1">|</text:span><text:span text:style-name="T4"> Spc <text:s text:c="2"/>xxx <text:s text:c="2"/></text:span><text:span text:style-name="T8">L</text:span><text:span text:style-name="T7">GUI</text:span><text:span text:style-name="T4"> <text:s text:c="2"/>___</text:span></text:p>
      <text:p text:style-name="P11">User reference. ⁽¹⁾ <text:span text:style-name="T15">Keymap has Unicode emoticons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6T17:05:21.310189805</dc:date>
    <meta:editing-duration>PT4H23M32S</meta:editing-duration>
    <meta:editing-cycles>60</meta:editing-cycles>
    <meta:generator>LibreOffice/6.1.5.2$Linux_X86_64 LibreOffice_project/10$Build-2</meta:generator>
    <meta:print-date>2020-01-06T17:05:16.203540763</meta:print-date>
    <meta:document-statistic meta:table-count="0" meta:image-count="0" meta:object-count="0" meta:page-count="1" meta:paragraph-count="58" meta:word-count="498" meta:character-count="3674" meta:non-whitespace-character-count="2530"/>
  </office:meta>
</office:document-meta>
</file>